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646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float" office:value="8.8709677419" calcext:value-type="float">
            <text:p>8.8709677419</text:p>
          </table:table-cell>
          <table:table-cell office:value-type="float" office:value="84.649122807" calcext:value-type="float">
            <text:p>84.649122807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A1];&quot;, &quot;;[.A2];&quot;, &quot;;[.A3];&quot;, &quot;;[.A4];&quot;, &quot;;[.A5];&quot;, &quot;;[.A6];&quot;, &quot;;[.A7];&quot;, &quot;;[.A8];&quot;, &quot;;[.A9];&quot;, &quot;;[.A10];&quot;, &quot;;[.A11];&quot;, &quot;;[.A12];&quot;, &quot;;[.A13];&quot;, &quot;;[.A14];&quot;, &quot;;[.A15];&quot;, &quot;;[.A16];&quot;, &quot;;[.A17];&quot;, &quot;;[.A18];&quot;, &quot;;[.A19];&quot;, &quot;;[.A20];&quot;, &quot;;[.A21];&quot;, &quot;;[.A22];&quot;, &quot;;[.A23])" office:value-type="string" office:string-value="8.8709677419, 8.6405529954, 21.0829493088, 32.3732718894, 58.8709677419, 77.534562212, 53.5714285714, 13.9400921659, 14.8617511521, 56.1059907834, 72.9262672811, 94.5852534562, 93.4331797235, 69.0092165899, 75.4608294931, 75, 37.6728110599, 35.599078341, 19.4700460829, 28.9170506912, 29.3778801843, 17.1658986175, 12.0967741935" calcext:value-type="string">
            <text:p>8.8709677419, 8.6405529954, 21.0829493088, 32.3732718894, 58.8709677419, 77.534562212, 53.5714285714, 13.9400921659, 14.8617511521, 56.1059907834, 72.9262672811, 94.5852534562, 93.4331797235, 69.0092165899, 75.4608294931, 75, 37.6728110599, 35.599078341, 19.4700460829, 28.9170506912, 29.3778801843, 17.1658986175, 12.0967741935</text:p>
          </table:table-cell>
          <table:table-cell table:formula="of:=CONCATENATE([.B1];&quot;, &quot;;[.B2];&quot;, &quot;;[.B3];&quot;, &quot;;[.B4];&quot;, &quot;;[.B5];&quot;, &quot;;[.B6];&quot;, &quot;;[.B7];&quot;, &quot;;[.B8];&quot;, &quot;;[.B9];&quot;, &quot;;[.B10];&quot;, &quot;;[.B11];&quot;, &quot;;[.B12];&quot;, &quot;;[.B13];&quot;, &quot;;[.B14];&quot;, &quot;;[.B15];&quot;, &quot;;[.B16];&quot;, &quot;;[.B17];&quot;, &quot;;[.B18];&quot;, &quot;;[.B19];&quot;, &quot;;[.B20];&quot;, &quot;;[.B21];&quot;, &quot;;[.B22];&quot;, &quot;;[.B23])" office:value-type="string" office:string-value="84.649122807, 62.134502924, 62.4269005848, 75.5847953216, 76.4619883041, 66.5204678363, 42.8362573099, 40.4970760234, 47.8070175439, 57.7485380117, 50.4385964912, 51.0233918129, 38.1578947368, 37.865497076, 25.5847953216, 13.5964912281, 19.4444444444, 29.6783625731, 35.2339181287, 34.0643274854, 13.0116959064, 13.0116959064, 24.4152046784" calcext:value-type="string">
            <text:p>84.649122807, 62.134502924, 62.4269005848, 75.5847953216, 76.4619883041, 66.5204678363, 42.8362573099, 40.4970760234, 47.8070175439, 57.7485380117, 50.4385964912, 51.0233918129, 38.1578947368, 37.865497076, 25.5847953216, 13.5964912281, 19.4444444444, 29.6783625731, 35.2339181287, 34.0643274854, 13.0116959064, 13.0116959064, 24.4152046784</text:p>
          </table:table-cell>
          <table:table-cell table:formula="of:=CONCATENATE([.C1];&quot;, &quot;;[.C2];&quot;, &quot;;[.C3];&quot;, &quot;;[.C4];&quot;, &quot;;[.C5];&quot;, &quot;;[.C6];&quot;, &quot;;[.C7];&quot;, &quot;;[.C8];&quot;, &quot;;[.C9];&quot;, &quot;;[.C10];&quot;, &quot;;[.C11];&quot;, &quot;;[.C12];&quot;, &quot;;[.C13];&quot;, &quot;;[.C14];&quot;, &quot;;[.C15];&quot;, &quot;;[.C16];&quot;, &quot;;[.C17];&quot;, &quot;;[.C18];&quot;, &quot;;[.C19];&quot;, &quot;;[.C20];&quot;, &quot;;[.C21];&quot;, &quot;;[.C22];&quot;, &quot;;[.C23])" office:value-type="string" office:string-value="1, 1, 1, 3, 1, 1, 1, 1, 1, 3, 1, 1, 1, 3, 1, 1, 1, 3, 1, 1, 1, 1, 3" calcext:value-type="string">
            <text:p>1, 1, 1, 3, 1, 1, 1, 1, 1, 3, 1, 1, 1, 3, 1, 1, 1, 3, 1, 1, 1, 1, 3</text:p>
          </table:table-cell>
        </table:table-row>
        <table:table-row table:style-name="ro1">
          <table:table-cell office:value-type="float" office:value="8.6405529954" calcext:value-type="float">
            <text:p>8.6405529954</text:p>
          </table:table-cell>
          <table:table-cell office:value-type="float" office:value="62.134502924" calcext:value-type="float">
            <text:p>62.134502924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.0829493088" calcext:value-type="float">
            <text:p>21.0829493088</text:p>
          </table:table-cell>
          <table:table-cell office:value-type="float" office:value="62.4269005848" calcext:value-type="float">
            <text:p>62.426900584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2.3732718894" calcext:value-type="float">
            <text:p>32.3732718894</text:p>
          </table:table-cell>
          <table:table-cell office:value-type="float" office:value="75.5847953216" calcext:value-type="float">
            <text:p>75.584795321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58.8709677419" calcext:value-type="float">
            <text:p>58.8709677419</text:p>
          </table:table-cell>
          <table:table-cell office:value-type="float" office:value="76.4619883041" calcext:value-type="float">
            <text:p>76.461988304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7.534562212" calcext:value-type="float">
            <text:p>77.5345622120</text:p>
          </table:table-cell>
          <table:table-cell office:value-type="float" office:value="66.5204678363" calcext:value-type="float">
            <text:p>66.520467836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3.5714285714" calcext:value-type="float">
            <text:p>53.5714285714</text:p>
          </table:table-cell>
          <table:table-cell office:value-type="float" office:value="42.8362573099" calcext:value-type="float">
            <text:p>42.836257309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.9400921659" calcext:value-type="float">
            <text:p>13.9400921659</text:p>
          </table:table-cell>
          <table:table-cell office:value-type="float" office:value="40.4970760234" calcext:value-type="float">
            <text:p>40.497076023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.8617511521" calcext:value-type="float">
            <text:p>14.8617511521</text:p>
          </table:table-cell>
          <table:table-cell office:value-type="float" office:value="47.8070175439" calcext:value-type="float">
            <text:p>47.807017543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6.1059907834" calcext:value-type="float">
            <text:p>56.1059907834</text:p>
          </table:table-cell>
          <table:table-cell office:value-type="float" office:value="57.7485380117" calcext:value-type="float">
            <text:p>57.748538011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72.9262672811" calcext:value-type="float">
            <text:p>72.9262672811</text:p>
          </table:table-cell>
          <table:table-cell office:value-type="float" office:value="50.4385964912" calcext:value-type="float">
            <text:p>50.43859649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4.5852534562" calcext:value-type="float">
            <text:p>94.5852534562</text:p>
          </table:table-cell>
          <table:table-cell office:value-type="float" office:value="51.0233918129" calcext:value-type="float">
            <text:p>51.023391812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3.4331797235" calcext:value-type="float">
            <text:p>93.4331797235</text:p>
          </table:table-cell>
          <table:table-cell office:value-type="float" office:value="38.1578947368" calcext:value-type="float">
            <text:p>38.157894736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9.0092165899" calcext:value-type="float">
            <text:p>69.0092165899</text:p>
          </table:table-cell>
          <table:table-cell office:value-type="float" office:value="37.865497076" calcext:value-type="float">
            <text:p>37.865497076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75.4608294931" calcext:value-type="float">
            <text:p>75.4608294931</text:p>
          </table:table-cell>
          <table:table-cell office:value-type="float" office:value="25.5847953216" calcext:value-type="float">
            <text:p>25.584795321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.0000000000</text:p>
          </table:table-cell>
          <table:table-cell office:value-type="float" office:value="13.5964912281" calcext:value-type="float">
            <text:p>13.596491228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7.6728110599" calcext:value-type="float">
            <text:p>37.6728110599</text:p>
          </table:table-cell>
          <table:table-cell office:value-type="float" office:value="19.4444444444" calcext:value-type="float">
            <text:p>19.444444444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5.599078341" calcext:value-type="float">
            <text:p>35.5990783410</text:p>
          </table:table-cell>
          <table:table-cell office:value-type="float" office:value="29.6783625731" calcext:value-type="float">
            <text:p>29.678362573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.4700460829" calcext:value-type="float">
            <text:p>19.4700460829</text:p>
          </table:table-cell>
          <table:table-cell office:value-type="float" office:value="35.2339181287" calcext:value-type="float">
            <text:p>35.233918128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.9170506912" calcext:value-type="float">
            <text:p>28.9170506912</text:p>
          </table:table-cell>
          <table:table-cell office:value-type="float" office:value="34.0643274854" calcext:value-type="float">
            <text:p>34.064327485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.3778801843" calcext:value-type="float">
            <text:p>29.3778801843</text:p>
          </table:table-cell>
          <table:table-cell office:value-type="float" office:value="13.0116959064" calcext:value-type="float">
            <text:p>13.011695906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.1658986175" calcext:value-type="float">
            <text:p>17.1658986175</text:p>
          </table:table-cell>
          <table:table-cell office:value-type="float" office:value="13.0116959064" calcext:value-type="float">
            <text:p>13.011695906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.0967741935" calcext:value-type="float">
            <text:p>12.0967741935</text:p>
          </table:table-cell>
          <table:table-cell office:value-type="float" office:value="24.4152046784" calcext:value-type="float">
            <text:p>24.415204678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 table:number-rows-repeated="104855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" number:min-integer-digits="1"/>
    </number:number-style>
    <number:number-style style:name="N121">
      <number:number number:decimal-places="10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9T19:23:44.559994549</dc:date>
    <meta:document-statistic meta:table-count="1" meta:cell-count="72" meta:object-count="0"/>
    <meta:generator>LibreOffice/4.2.8.2$Linux_X86_64 LibreOffice_project/420m0$Build-2</meta:generator>
  </office:meta>
</office:document-meta>
</file>